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2186CCC8CD4772AE6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9e71" officeooo:paragraph-rsid="000e3627"/>
    </style:style>
    <style:style style:name="P2" style:family="paragraph" style:parent-style-name="Standard">
      <style:text-properties officeooo:rsid="000f1634" officeooo:paragraph-rsid="000f1634"/>
    </style:style>
    <style:style style:name="P3" style:family="paragraph" style:parent-style-name="Standard">
      <style:text-properties officeooo:rsid="00102191" officeooo:paragraph-rsid="00102191"/>
    </style:style>
    <style:style style:name="P4" style:family="paragraph" style:parent-style-name="Standard">
      <style:text-properties fo:font-size="14pt" officeooo:rsid="000d9e71" officeooo:paragraph-rsid="000e3627" style:font-size-asian="14pt" style:font-size-complex="14pt"/>
    </style:style>
    <style:style style:name="P5" style:family="paragraph" style:parent-style-name="Standard">
      <style:text-properties fo:font-size="14pt" officeooo:rsid="000f1634" officeooo:paragraph-rsid="000f1634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0e3627" officeooo:paragraph-rsid="000e3627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14pt" officeooo:rsid="000f1634" officeooo:paragraph-rsid="00102191" style:font-size-asian="14pt" style:font-size-complex="14pt"/>
    </style:style>
    <style:style style:name="P8" style:family="paragraph" style:parent-style-name="Standard">
      <style:text-properties fo:font-size="14pt" officeooo:rsid="000f1634" officeooo:paragraph-rsid="000e3627" style:font-size-asian="14pt" style:font-size-complex="14pt"/>
    </style:style>
    <style:style style:name="P9" style:family="paragraph" style:parent-style-name="Standard">
      <style:text-properties fo:font-size="14pt" officeooo:rsid="000f1634" officeooo:paragraph-rsid="000d9e71" style:font-size-asian="14pt" style:font-size-complex="14pt"/>
    </style:style>
    <style:style style:name="T1" style:family="text">
      <style:text-properties officeooo:rsid="00102191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Architecture Sketch</text:p>
      <text:p text:style-name="P1"/>
      <text:p text:style-name="P1"/>
      <text:p text:style-name="P1"/>
      <text:p text:style-name="P1"><draw:frame draw:style-name="fr1" draw:name="Image1" text:anchor-type="paragraph" svg:x="0.052in" svg:y="0.0862in" svg:width="6.9252in" svg:height="5.348in" draw:z-index="0"><draw:image xlink:href="Pictures/10000201000002B6000002186CCC8CD4772AE6A8.png" xlink:type="simple" xlink:show="embed" xlink:actuate="onLoad"/></draw:frame></text:p>
      <text:p text:style-name="P4"/>
      <text:p text:style-name="P5">The communication between the user application the the database happens through a backend. This backend is implemented on a tomcat webserver and using the Restful-Jersey Architecture. The connection between the User and the Backend is done by HTTP-Requests. The data in HTTP-Request body is encoded as JSON to allow easy access. We have four types of requests GET, POST, PUT, DELETE. The backend sends SQL-queries to the database to retrieve data, and sends it back to the user inside the body of the HTTP Response.</text:p>
      <text:p text:style-name="P5"/>
      <text:p text:style-name="P5">Because we have a backend which works via HTTP-Requests it's possible to implement frontends in nearly every programming language and on every platform (mobile, <text:soft-page-break/>desktop, browser...).</text:p>
      <text:p text:style-name="P5"/>
      <text:p text:style-name="P2"><text:span text:style-name="T2">Each function of the backend can be implemented by its own. So every team member can work on different aspects of the application at the same time.</text:span> </text:p>
      <text:p text:style-name="P3"/>
      <text:p text:style-name="P7">In Task3 the application, a static web page, will send HTTP-Request by using links and forms. So you always need to reload the site to get new data from the server.</text:p>
      <text:p text:style-name="P7"/>
      <text:p text:style-name="P7">In Task4 the application will use Ajax/Angual.js to make dynamic HTTP-Requests, so you don't have to reload the page everytime you want to communicate with the server. <text:s/>Because of our independent layer between our application and the database we don't have to change our backend between task3 and <text:s/>task4, we will only have add more functionality. </text:p>
      <text:p text:style-name="P8"/>
      <text:p text:style-name="P8"/>
      <text:p text:style-name="P8">Planned backend functionality:</text:p>
      <text:p text:style-name="P9"/>
      <text:p text:style-name="P9">-Filter stops by Name, Longitude, latitude (implemented)</text:p>
      <text:p text:style-name="P9">-Get connections between two stops (implemented)</text:p>
      <text:p text:style-name="P9">-Create new route, 1 to n stops (implemented)</text:p>
      <text:p text:style-name="P9">-Find nearby restaurant to stop (task3)</text:p>
      <text:p text:style-name="P9">-Edit stops,lines (task3)</text:p>
      <text:p text:style-name="P9">-Get suggestions while typing (task4)</text:p>
      <text:p text:style-name="P9">-Get live results (task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2:22:39.884727062</meta:creation-date>
    <dc:date>2015-11-27T15:22:17.779650363</dc:date>
    <meta:editing-duration>PT8M10S</meta:editing-duration>
    <meta:editing-cycles>2</meta:editing-cycles>
    <meta:generator>LibreOffice/5.0.3.2$Linux_X86_64 LibreOffice_project/00m0$Build-2</meta:generator>
    <meta:document-statistic meta:table-count="0" meta:image-count="1" meta:object-count="0" meta:page-count="2" meta:paragraph-count="14" meta:word-count="269" meta:character-count="1680" meta:non-whitespace-character-count="1421"/>
  </office:meta>
</office:document-meta>
</file>